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erif" svg:font-family="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34e9" officeooo:paragraph-rsid="001034e9"/>
    </style:style>
    <style:style style:name="P2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officeooo:rsid="001034e9" officeooo:paragraph-rsid="001034e9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none" officeooo:rsid="00107a07" officeooo:paragraph-rsid="00107a07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none" officeooo:rsid="0013f2e0" officeooo:paragraph-rsid="0013f2e0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officeooo:paragraph-rsid="00107a07"/>
    </style:style>
    <style:style style:name="P6" style:family="paragraph" style:parent-style-name="Standard">
      <style:paragraph-properties fo:text-align="start" style:justify-single-word="false"/>
      <style:text-properties officeooo:paragraph-rsid="001a8881"/>
    </style:style>
    <style:style style:name="P7" style:family="paragraph" style:parent-style-name="Standard">
      <style:paragraph-properties fo:text-align="start" style:justify-single-word="false"/>
      <style:text-properties officeooo:paragraph-rsid="001c7303"/>
    </style:style>
    <style:style style:name="P8" style:family="paragraph" style:parent-style-name="Standard">
      <style:paragraph-properties fo:text-align="start" style:justify-single-word="false"/>
      <style:text-properties officeooo:rsid="00107a07" officeooo:paragraph-rsid="00107a07"/>
    </style:style>
    <style:style style:name="P9" style:family="paragraph" style:parent-style-name="Standard">
      <style:paragraph-properties fo:text-align="start" style:justify-single-word="false"/>
      <style:text-properties officeooo:rsid="00113866" officeooo:paragraph-rsid="00113866"/>
    </style:style>
    <style:style style:name="P10" style:family="paragraph" style:parent-style-name="Standard">
      <style:paragraph-properties fo:text-align="start" style:justify-single-word="false"/>
      <style:text-properties officeooo:rsid="00113866" officeooo:paragraph-rsid="0016284a"/>
    </style:style>
    <style:style style:name="P11" style:family="paragraph" style:parent-style-name="Standard">
      <style:paragraph-properties fo:text-align="start" style:justify-single-word="false"/>
      <style:text-properties officeooo:rsid="0013f2e0" officeooo:paragraph-rsid="0013f2e0"/>
    </style:style>
    <style:style style:name="P12" style:family="paragraph" style:parent-style-name="Standard">
      <style:paragraph-properties fo:text-align="start" style:justify-single-word="false"/>
      <style:text-properties officeooo:rsid="00150d73" officeooo:paragraph-rsid="00150d73"/>
    </style:style>
    <style:style style:name="P13" style:family="paragraph" style:parent-style-name="Standard">
      <style:paragraph-properties fo:text-align="start" style:justify-single-word="false"/>
      <style:text-properties officeooo:rsid="00150d73" officeooo:paragraph-rsid="0016284a"/>
    </style:style>
    <style:style style:name="P14" style:family="paragraph" style:parent-style-name="Standard">
      <style:paragraph-properties fo:text-align="start" style:justify-single-word="false"/>
      <style:text-properties officeooo:rsid="0016284a" officeooo:paragraph-rsid="0016284a"/>
    </style:style>
    <style:style style:name="P15" style:family="paragraph" style:parent-style-name="Standard">
      <style:paragraph-properties fo:text-align="start" style:justify-single-word="false"/>
      <style:text-properties officeooo:rsid="0018fc83" officeooo:paragraph-rsid="0018fc83"/>
    </style:style>
    <style:style style:name="P16" style:family="paragraph" style:parent-style-name="Standard">
      <style:paragraph-properties fo:text-align="start" style:justify-single-word="false"/>
      <style:text-properties officeooo:rsid="001a8881" officeooo:paragraph-rsid="001a8881"/>
    </style:style>
    <style:style style:name="P17" style:family="paragraph" style:parent-style-name="Standard">
      <style:paragraph-properties fo:text-align="start" style:justify-single-word="false"/>
      <style:text-properties officeooo:rsid="001c7303" officeooo:paragraph-rsid="001c7303"/>
    </style:style>
    <style:style style:name="P18" style:family="paragraph" style:parent-style-name="Standard">
      <style:paragraph-properties fo:text-align="start" style:justify-single-word="false"/>
      <style:text-properties officeooo:rsid="001e64b5" officeooo:paragraph-rsid="001e64b5"/>
    </style:style>
    <style:style style:name="P19" style:family="paragraph" style:parent-style-name="Standard">
      <style:paragraph-properties fo:text-align="start" style:justify-single-word="false"/>
      <style:text-properties officeooo:rsid="002163f5" officeooo:paragraph-rsid="002163f5"/>
    </style:style>
    <style:style style:name="P20" style:family="paragraph" style:parent-style-name="Standard">
      <style:paragraph-properties fo:text-align="start" style:justify-single-word="false"/>
      <style:text-properties officeooo:rsid="00241597" officeooo:paragraph-rsid="00241597"/>
    </style:style>
    <style:style style:name="P21" style:family="paragraph" style:parent-style-name="Standard">
      <style:paragraph-properties fo:text-align="start" style:justify-single-word="false"/>
      <style:text-properties officeooo:rsid="0024c678" officeooo:paragraph-rsid="0024c678"/>
    </style:style>
    <style:style style:name="P22" style:family="paragraph" style:parent-style-name="Standard">
      <style:paragraph-properties fo:text-align="start" style:justify-single-word="false"/>
      <style:text-properties officeooo:rsid="0024c678" officeooo:paragraph-rsid="0025b920"/>
    </style:style>
    <style:style style:name="P23" style:family="paragraph" style:parent-style-name="Standard">
      <style:paragraph-properties fo:text-align="start" style:justify-single-word="false"/>
      <style:text-properties officeooo:rsid="00280569" officeooo:paragraph-rsid="00280569"/>
    </style:style>
    <style:style style:name="P24" style:family="paragraph" style:parent-style-name="Text_20_body" style:list-style-name="L1"/>
    <style:style style:name="P25" style:family="paragraph" style:parent-style-name="Text_20_body" style:list-style-name="L1">
      <style:paragraph-properties fo:margin-top="0cm" fo:margin-bottom="0cm" loext:contextual-spacing="false"/>
    </style:style>
    <style:style style:name="P26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officeooo:rsid="00113866" officeooo:paragraph-rsid="0017594a"/>
    </style:style>
    <style:style style:name="P27" style:family="paragraph" style:parent-style-name="Preformatted_20_Text">
      <style:paragraph-properties fo:text-align="start" style:justify-single-word="false"/>
      <style:text-properties style:font-name="monospace" fo:font-size="12pt" officeooo:rsid="001a8881" officeooo:paragraph-rsid="001a8881" style:font-size-asian="12pt" style:font-size-complex="12pt"/>
    </style:style>
    <style:style style:name="T1" style:family="text">
      <style:text-properties style:font-name="serif" fo:font-size="15pt"/>
    </style:style>
    <style:style style:name="T2" style:family="text">
      <style:text-properties fo:font-size="13pt" style:text-underline-style="none" officeooo:rsid="00107a07" style:font-size-asian="13pt" style:font-size-complex="13pt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3pt" fo:font-style="normal" style:text-underline-style="none" officeooo:rsid="00107a07" style:font-size-asian="13pt" style:font-style-asian="normal" style:font-size-complex="13pt" style:font-style-complex="normal"/>
    </style:style>
    <style:style style:name="T5" style:family="text">
      <style:text-properties style:font-name="Liberation Serif" fo:font-style="normal" style:font-style-asian="normal" style:font-style-complex="normal"/>
    </style:style>
    <style:style style:name="T6" style:family="text">
      <style:text-properties style:font-name="Liberation Serif" fo:font-style="normal" officeooo:rsid="0012d7df" style:font-style-asian="normal" style:font-style-complex="normal"/>
    </style:style>
    <style:style style:name="T7" style:family="text">
      <style:text-properties style:font-name="Liberation Serif" fo:font-style="normal" officeooo:rsid="0013f2e0" style:font-style-asian="normal" style:font-style-complex="normal"/>
    </style:style>
    <style:style style:name="T8" style:family="text">
      <style:text-properties style:font-name="Liberation Serif" fo:font-style="normal" officeooo:rsid="00150d73" style:font-style-asian="normal" style:font-style-complex="normal"/>
    </style:style>
    <style:style style:name="T9" style:family="text">
      <style:text-properties style:font-name="Liberation Serif" fo:font-style="normal" officeooo:rsid="0016284a" style:font-style-asian="normal" style:font-style-complex="normal"/>
    </style:style>
    <style:style style:name="T10" style:family="text">
      <style:text-properties style:font-name="Liberation Serif" fo:font-style="normal" officeooo:rsid="001744ea" style:font-style-asian="normal" style:font-style-complex="normal"/>
    </style:style>
    <style:style style:name="T11" style:family="text">
      <style:text-properties style:font-name="Liberation Serif" fo:font-style="normal" officeooo:rsid="0017594a" style:font-style-asian="normal" style:font-style-complex="normal"/>
    </style:style>
    <style:style style:name="T12" style:family="text">
      <style:text-properties style:font-name="Liberation Serif" fo:font-style="normal" officeooo:rsid="001a8881" style:font-style-asian="normal" style:font-style-complex="normal"/>
    </style:style>
    <style:style style:name="T13" style:family="text">
      <style:text-properties style:font-name="Liberation Serif" fo:font-style="normal" officeooo:rsid="001c7303" style:font-style-asian="normal" style:font-style-complex="normal"/>
    </style:style>
    <style:style style:name="T14" style:family="text">
      <style:text-properties style:font-name="Liberation Serif" fo:font-style="normal" officeooo:rsid="001e64b5" style:font-style-asian="normal" style:font-style-complex="normal"/>
    </style:style>
    <style:style style:name="T15" style:family="text">
      <style:text-properties style:font-name="Liberation Serif" fo:font-style="normal" officeooo:rsid="001f906c" style:font-style-asian="normal" style:font-style-complex="normal"/>
    </style:style>
    <style:style style:name="T16" style:family="text">
      <style:text-properties style:font-name="Liberation Serif" fo:font-style="normal" officeooo:rsid="00207ad9" style:font-style-asian="normal" style:font-style-complex="normal"/>
    </style:style>
    <style:style style:name="T17" style:family="text">
      <style:text-properties style:font-name="Liberation Serif" fo:font-style="normal" officeooo:rsid="002163f5" style:font-style-asian="normal" style:font-style-complex="normal"/>
    </style:style>
    <style:style style:name="T18" style:family="text">
      <style:text-properties style:font-name="Liberation Serif" fo:font-style="normal" officeooo:rsid="00227c4f" style:font-style-asian="normal" style:font-style-complex="normal"/>
    </style:style>
    <style:style style:name="T19" style:family="text">
      <style:text-properties style:font-name="Liberation Serif" fo:font-style="normal" officeooo:rsid="0022ea37" style:font-style-asian="normal" style:font-style-complex="normal"/>
    </style:style>
    <style:style style:name="T20" style:family="text">
      <style:text-properties style:font-name="Liberation Serif" fo:font-style="normal" officeooo:rsid="0025b920" style:font-style-asian="normal" style:font-style-complex="normal"/>
    </style:style>
    <style:style style:name="T21" style:family="text">
      <style:text-properties style:font-name="Liberation Serif" fo:font-style="normal" officeooo:rsid="00276433" style:font-style-asian="normal" style:font-style-complex="normal"/>
    </style:style>
    <style:style style:name="T22" style:family="text">
      <style:text-properties style:font-name="Liberation Serif" fo:font-style="normal" officeooo:rsid="0028b7b8" style:font-style-asian="normal" style:font-style-complex="normal"/>
    </style:style>
    <style:style style:name="T23" style:family="text">
      <style:text-properties style:font-name="Liberation Serif" fo:font-style="normal" officeooo:rsid="002c5b9e" style:font-style-asian="normal" style:font-style-complex="normal"/>
    </style:style>
    <style:style style:name="T24" style:family="text">
      <style:text-properties style:font-name="Liberation Serif" fo:font-style="normal" officeooo:rsid="002f9565" style:font-style-asian="normal" style:font-style-complex="normal"/>
    </style:style>
    <style:style style:name="T25" style:family="text">
      <style:text-properties fo:color="#c20cb9" style:font-name="Liberation Serif" fo:font-weight="bold"/>
    </style:style>
    <style:style style:name="T26" style:family="text">
      <style:text-properties fo:color="#c20cb9" style:font-name="Liberation Serif" fo:font-style="normal" fo:font-weight="bold" style:font-style-asian="normal" style:font-style-complex="normal"/>
    </style:style>
    <style:style style:name="T27" style:family="text">
      <style:text-properties fo:color="#000000" style:font-name="Liberation Serif" fo:font-weight="bold"/>
    </style:style>
    <style:style style:name="T28" style:family="text">
      <style:text-properties fo:color="#000000" style:font-name="Liberation Serif" fo:font-style="normal" fo:font-weight="bold" style:font-style-asian="normal" style:font-style-complex="normal"/>
    </style:style>
    <style:style style:name="T29" style:family="text">
      <style:text-properties fo:color="#660033" style:font-name="Liberation Serif"/>
    </style:style>
    <style:style style:name="T30" style:family="text">
      <style:text-properties fo:color="#660033" style:font-name="Liberation Serif" fo:font-style="normal" style:font-style-asian="normal" style:font-style-complex="normal"/>
    </style:style>
    <style:style style:name="T31" style:family="text">
      <style:text-properties fo:color="#ff0000" style:font-name="Liberation Serif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roduction à l’Administration Système Linux</text:span></text:p>
      <text:p text:style-name="P1"><text:span text:style-name="T1"/></text:p>
      <text:p text:style-name="P2">TP1 – Bash : rappels</text:p>
      <text:p text:style-name="P2"/>
      <text:p text:style-name="P4">Exercice 1 :</text:p>
      <text:p text:style-name="P3"/>
      <text:p text:style-name="P3">1. ~ correspond au répertoire /home</text:p>
      <text:p text:style-name="P3"/>
      <text:p text:style-name="P5"><text:span text:style-name="T2">2. </text:span><text:span text:style-name="T4">Chemin absolu /dossier/fichier : </text:span><text:span text:style-name="T5">Le slash initial précise que l'on ne se réfère plus à l'emplacement courant mais que l'on remonte directement à la racine pour ensuite préciser le chemin complet.</text:span></text:p>
      <text:p text:style-name="P5"><text:span text:style-name="T5"/></text:p>
      <text:p text:style-name="P9"><text:span text:style-name="T5">4. </text:span><text:span text:style-name="T6">mv old_name new_name ou mv fichier,txt ./dossier</text:span></text:p>
      <text:p text:style-name="P9"><text:span text:style-name="T5"/></text:p>
      <text:p text:style-name="P8"><text:span text:style-name="T5">Chemin relatif ./ ../ dossier/fichier </text:span></text:p>
      <text:p text:style-name="P8"><text:span text:style-name="T5"/></text:p>
      <text:p text:style-name="P9"><text:span text:style-name="T5">5. cd nous renvoie a la racine</text:span></text:p>
      <text:p text:style-name="P9"><text:span text:style-name="T5"/></text:p>
      <text:p text:style-name="P9"><text:span text:style-name="T5">6. cd – nous </text:span><text:span text:style-name="T12">renvoie à notre dossier précédent</text:span></text:p>
      <text:p text:style-name="P9"><text:span text:style-name="T5"/></text:p>
      <text:p text:style-name="P9"><text:span text:style-name="T5">7. pwd</text:span></text:p>
      <text:p text:style-name="P9"><text:span text:style-name="T5"/></text:p>
      <text:p text:style-name="P9"><text:span text:style-name="T5">8. permission non accordée</text:span></text:p>
      <text:p text:style-name="P9"><text:span text:style-name="T5"/></text:p>
      <text:p text:style-name="P9"><text:span text:style-name="T5">9. les fichiers commençant par un point ne sont pas visible avec la commande ls</text:span></text:p>
      <text:p text:style-name="P9"><text:span text:style-name="T5"/></text:p>
      <text:p text:style-name="P9"><text:span text:style-name="T5">10. ll = ls -alF</text:span></text:p>
      <text:p text:style-name="P9"><text:span text:style-name="T5"/></text:p>
      <text:p text:style-name="P9"><text:span text:style-name="T5">11. la taille des sous-dossier du -d1 -h</text:span></text:p>
      <text:p text:style-name="P9"><text:span text:style-name="T5"/></text:p>
      <text:p text:style-name="P9"><text:span text:style-name="T5"/></text:p>
      <text:p text:style-name="P9"><text:span text:style-name="T5">E</text:span><text:span text:style-name="T7">xercice 2 : </text:span></text:p>
      <text:p text:style-name="P9"><text:span text:style-name="T7"/></text:p>
      <text:p text:style-name="P11"><text:span text:style-name="T5">1. whatis head : head (1) <text:s text:c="12"/>- output the first part of files </text:span><text:span text:style-name="T14">10 premières lignes</text:span></text:p>
      <text:p text:style-name="P11"><text:span text:style-name="T5"/></text:p>
      <text:p text:style-name="P11"><text:span text:style-name="T5">2. head –help</text:span></text:p>
      <text:p text:style-name="P11"><text:span text:style-name="T5"/></text:p>
      <text:p text:style-name="P11"><text:span text:style-name="T5">3. </text:span><text:span text:style-name="T8">man help</text:span></text:p>
      <text:p text:style-name="P11"><text:span text:style-name="T8"/></text:p>
      <text:p text:style-name="P12"><text:span text:style-name="T5">4. /terme_a_trouver</text:span></text:p>
      <text:p text:style-name="P12"><text:span text:style-name="T5"/></text:p>
      <text:p text:style-name="P18"><text:span text:style-name="T5">5. recherche par mots clés</text:span></text:p>
      <text:p text:style-name="P12"><text:span text:style-name="T5"/></text:p>
      <text:p text:style-name="P13"><text:span text:style-name="T14">6</text:span><text:span text:style-name="T5">. </text:span><text:span text:style-name="T9">man 5 passwd : </text:span><text:span text:style-name="T15">aide sur le fichier de configuration passw</text:span><text:span text:style-name="T9">d </text:span><text:span text:style-name="T10">page 5 du manuel </text:span><text:span text:style-name="T9">/ </text:span><text:span text:style-name="T5"><text:s/></text:span><text:span text:style-name="T9">man <text:s/>passwd : </text:span><text:span text:style-name="T15">aide sur la commande qui</text:span><text:span text:style-name="T9"> modifie le mot de passe utilisateur</text:span></text:p>
      <text:p text:style-name="P13"><text:span text:style-name="T9"/></text:p>
      <text:p text:style-name="P14"><text:span text:style-name="T5"/></text:p>
      <text:p text:style-name="P10"><text:span text:style-name="T11"/></text:p>
      <text:list xml:id="list2138577177" text:style-name="L1">
        <text:list-item>
          <text:p text:style-name="P26"><text:span text:style-name="T7">Programmes exécutables ou commandes de l'interpréteur de commandes (</text:span><text:a xlink:type="simple" xlink:href="https://doc.ubuntu-fr.org/shell" text:style-name="Internet_20_link" text:visited-style-name="Visited_20_Internet_20_Link"><text:span text:style-name="T7">shell</text:span></text:a><text:span text:style-name="T7">) ;</text:span></text:p>
        </text:list-item>
        <text:list-item>
          <text:p text:style-name="P25">Appels système (Fonctions fournies par le noyau) ;</text:p>
        </text:list-item>
        <text:list-item>
          <text:p text:style-name="P25">Appels de bibliothèque (fonctions fournies par des bibliothèques) ;</text:p>
        </text:list-item>
        <text:list-item>
          <text:p text:style-name="P25"><text:soft-page-break/>Fichiers spéciaux (situés généralement dans /dev) ;</text:p>
          <text:p text:style-name="P25"/>
        </text:list-item>
        <text:list-item>
          <text:p text:style-name="P25">Formats des fichiers et conventions (Par exemple <text:span text:style-name="Source_20_Text">/etc/passwd</text:span>) ;</text:p>
        </text:list-item>
        <text:list-item>
          <text:p text:style-name="P25">Jeux ;</text:p>
        </text:list-item>
        <text:list-item>
          <text:p text:style-name="P25">Divers (y compris les macropaquets et les conventions). Par exemple, man(7), groff(7) ;</text:p>
        </text:list-item>
        <text:list-item>
          <text:p text:style-name="P25">Commandes de gestion du système (généralement réservées au <text:a xlink:type="simple" xlink:href="https://doc.ubuntu-fr.org/superutilisateur" text:style-name="Internet_20_link" text:visited-style-name="Visited_20_Internet_20_Link">superutilisateur</text:a>) ;</text:p>
        </text:list-item>
        <text:list-item>
          <text:p text:style-name="P24">Interface du noyau Linux.</text:p>
        </text:list-item>
      </text:list>
      <text:p text:style-name="P9"><text:span text:style-name="T7"/></text:p>
      <text:p text:style-name="P15"><text:span text:style-name="T7">7. </text:span><text:span text:style-name="T5">man 6 intro</text:span></text:p>
      <text:p text:style-name="P15"><text:span text:style-name="T5"/></text:p>
      <text:p text:style-name="P15"><text:span text:style-name="T5">8. </text:span><text:span text:style-name="T12">man man affiche le manuel </text:span><text:span text:style-name="T16">de la commande man</text:span></text:p>
      <text:p text:style-name="P15"><text:span text:style-name="T5"/></text:p>
      <text:p text:style-name="P6"><text:span text:style-name="T12">9. </text:span><text:span text:style-name="T25">find</text:span><text:span text:style-name="T3"> </text:span><text:span text:style-name="T27">&lt;</text:span><text:span text:style-name="T3">emplacement</text:span><text:span text:style-name="T27">&gt;</text:span><text:span text:style-name="T3"> </text:span><text:span text:style-name="T29">-name</text:span><text:span text:style-name="T3"> </text:span><text:span text:style-name="T31">"&lt;nom fichier&gt;"</text:span><text:span text:style-name="T3"> </text:span><text:span text:style-name="T29">-print</text:span></text:p>
      <text:p text:style-name="P16"><text:span text:style-name="T5"/></text:p>
      <text:p text:style-name="P27"><text:span text:style-name="T26">find</text:span><text:span text:style-name="T5"> </text:span><text:span text:style-name="T28">/</text:span><text:span text:style-name="T5">usr</text:span><text:span text:style-name="T28">/</text:span><text:span text:style-name="T5">bin </text:span><text:span text:style-name="T30">-size</text:span><text:span text:style-name="T5"> +10M</text:span></text:p>
      <text:p text:style-name="P16"><text:span text:style-name="T5"/></text:p>
      <text:p text:style-name="P16"><text:span text:style-name="T5">Exercice 3 :</text:span></text:p>
      <text:p text:style-name="P16"><text:span text:style-name="T5"/></text:p>
      <text:p text:style-name="P7"><text:span text:style-name="T13">1. </text:span><text:span text:style-name="T5">cat -n nomdufichier.txt : </text:span><text:span text:style-name="T13">affiche le numéro de ligne ou nl nomdufichier.txt </text:span></text:p>
      <text:p text:style-name="P7"><text:span text:style-name="T13"/></text:p>
      <text:p text:style-name="P17"><text:span text:style-name="T5">2. </text:span><text:span text:style-name="T14">tac inverse le texte</text:span></text:p>
      <text:p text:style-name="P17"><text:span text:style-name="T14"/></text:p>
      <text:p text:style-name="P18"><text:span text:style-name="T5">3. wc : nombre de ligne et nombre d’</text:span><text:span text:style-name="T19">octets</text:span><text:span text:style-name="T5"> et de mots</text:span></text:p>
      <text:p text:style-name="P18"><text:span text:style-name="T5"/></text:p>
      <text:p text:style-name="P18"><text:span text:style-name="T5">4. </text:span><text:span text:style-name="T18">affiche les N premières lignes : </text:span><text:span text:style-name="T13">head -n</text:span><text:span text:style-name="T17">N</text:span><text:span text:style-name="T13"> </text:span><text:span text:style-name="T17">fichier</text:span><text:span text:style-name="T13">.txt</text:span></text:p>
      <text:p text:style-name="P18"><text:span text:style-name="T13"/></text:p>
      <text:p text:style-name="P19"><text:span text:style-name="T13">6. </text:span><text:span text:style-name="T18">affiche les N dernières lignes : </text:span><text:span text:style-name="T13"><text:s/>tail -n</text:span><text:span text:style-name="T5">N</text:span><text:span text:style-name="T13"> </text:span><text:span text:style-name="T5">fichier</text:span><text:span text:style-name="T13">.txt</text:span></text:p>
      <text:p text:style-name="P19"><text:span text:style-name="T13"/></text:p>
      <text:p text:style-name="P19"><text:span text:style-name="T13">7. </text:span><text:span text:style-name="T22">cat -n big.txt | </text:span><text:span text:style-name="T13">head -n20 <text:s/>| tail -n1</text:span><text:span text:style-name="T22">1</text:span><text:span text:style-name="T13"> </text:span></text:p>
      <text:p text:style-name="P19"><text:span text:style-name="T13"/></text:p>
      <text:p text:style-name="P20"><text:span text:style-name="T13">8. <text:s/></text:span><text:span text:style-name="T21">| wc -</text:span><text:span text:style-name="T23">w</text:span></text:p>
      <text:p text:style-name="P20"><text:span text:style-name="T13"/></text:p>
      <text:p text:style-name="P21"><text:span text:style-name="T13">9. </text:span><text:span text:style-name="T20">grep ‘mot ‘ fichier.txt -</text:span><text:span text:style-name="T24">n</text:span></text:p>
      <text:p text:style-name="P21"><text:span text:style-name="T13"/></text:p>
      <text:p text:style-name="P21"><text:span text:style-name="T13">1</text:span><text:span text:style-name="T5">0. grep -e '\.'$ big.txt : </text:span><text:span text:style-name="T20">lignes se terminant par .</text:span></text:p>
      <text:p text:style-name="P22"><text:span text:style-name="T20">grep -e ‘^-’ big.txt : lignes commencant par -</text:span></text:p>
      <text:p text:style-name="P22"><text:span text:style-name="T20"/></text:p>
      <text:p text:style-name="P23"><text:span text:style-name="T20">1</text:span><text:span text:style-name="T5">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erif" svg:font-family="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31T09:20:05.368370593</meta:creation-date>
    <dc:date>2022-01-31T12:10:51.226463640</dc:date>
    <meta:editing-duration>PT1H19M35S</meta:editing-duration>
    <meta:editing-cycles>23</meta:editing-cycles>
    <meta:generator>LibreOffice/6.0.7.3$Linux_X86_64 LibreOffice_project/00m0$Build-3</meta:generator>
    <meta:document-statistic meta:table-count="0" meta:image-count="0" meta:object-count="0" meta:page-count="2" meta:paragraph-count="46" meta:word-count="375" meta:character-count="2091" meta:non-whitespace-character-count="1748"/>
  </office:meta>
</office:document-meta>
</file>